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Calibri" svg:font-family="Calibri, sans-serif"/>
    <style:font-face style:name="Lohit Hindi1" svg:font-family="'Lohit Hindi'"/>
    <style:font-face style:name="OpenSymbol" svg:font-family="OpenSymbol"/>
    <style:font-face style:name="Roboto" svg:font-family="Roboto, Arial, Helvetica, sans-serif"/>
    <style:font-face style:name="arial" svg:font-family="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5986in" table:align="left"/>
    </style:style>
    <style:style style:name="Table1.A" style:family="table-column">
      <style:table-column-properties style:column-width="0.4201in"/>
    </style:style>
    <style:style style:name="Table1.B" style:family="table-column">
      <style:table-column-properties style:column-width="1.1785in"/>
    </style:style>
    <style:style style:name="Table1.A1" style:family="table-cell">
      <style:table-cell-properties style:vertical-align="middle" fo:background-color="#f0f7ff" fo:padding="0.1042in" fo:border-left="0.75pt solid #ffffff" fo:border-right="0.75pt solid #e2e7ec" fo:border-top="0.75pt solid #e2e7ec" fo:border-bottom="0.75pt solid #ffffff">
        <style:background-image/>
      </style:table-cell-properties>
    </style:style>
    <style:style style:name="Table2" style:family="table">
      <style:table-properties style:width="1.6458in" table:align="left"/>
    </style:style>
    <style:style style:name="Table2.A" style:family="table-column">
      <style:table-column-properties style:column-width="0.0861in"/>
    </style:style>
    <style:style style:name="Table2.B" style:family="table-column">
      <style:table-column-properties style:column-width="0.3813in"/>
    </style:style>
    <style:style style:name="Table2.C" style:family="table-column">
      <style:table-column-properties style:column-width="1.1785in"/>
    </style:style>
    <style:style style:name="Table2.A1" style:family="table-cell">
      <style:table-cell-properties style:vertical-align="middle" fo:background-color="#f0f7ff" fo:padding="0.1042in" fo:border-left="0.75pt solid #ffffff" fo:border-right="0.75pt solid #e2e7ec" fo:border-top="0.75pt solid #e2e7ec" fo:border-bottom="0.75pt solid #ffffff">
        <style:background-image/>
      </style:table-cell-properties>
    </style:style>
    <style:style style:name="Table3" style:family="table">
      <style:table-properties style:width="7.0326in" table:align="left"/>
    </style:style>
    <style:style style:name="Table3.A" style:family="table-column">
      <style:table-column-properties style:column-width="0.0861in"/>
    </style:style>
    <style:style style:name="Table3.B" style:family="table-column">
      <style:table-column-properties style:column-width="0.1465in"/>
    </style:style>
    <style:style style:name="Table3.C" style:family="table-column">
      <style:table-column-properties style:column-width="2.2153in"/>
    </style:style>
    <style:style style:name="Table3.D" style:family="table-column">
      <style:table-column-properties style:column-width="1.7576in"/>
    </style:style>
    <style:style style:name="Table3.E" style:family="table-column">
      <style:table-column-properties style:column-width="2.8271in"/>
    </style:style>
    <style:style style:name="Table3.A1" style:family="table-cell">
      <style:table-cell-properties style:vertical-align="middle" fo:padding="0.1042in" fo:border-left="0.75pt solid #ffffff" fo:border-right="0.75pt solid #e2e7ec" fo:border-top="0.75pt solid #e2e7ec" fo:border-bottom="0.75pt solid #ffffff"/>
    </style:style>
    <style:style style:name="Table3.E1" style:family="table-cell">
      <style:table-cell-properties style:vertical-align="middle" fo:padding-left="0.1042in" fo:padding-right="0in" fo:padding-top="0.1042in" fo:padding-bottom="0.1042in" fo:border-left="0.75pt solid #000000" fo:border-right="none" fo:border-top="0.75pt solid #000000" fo:border-bottom="0.75pt solid #000000"/>
    </style:style>
    <style:style style:name="Table3.A2" style:family="table-cell">
      <style:table-cell-properties style:vertical-align="middle" fo:background-color="#fafafa" fo:padding="0.1042in" fo:border-left="0.75pt solid #ffffff" fo:border-right="0.75pt solid #e2e7ec" fo:border-top="0.75pt solid #e2e7ec" fo:border-bottom="0.75pt solid #ffffff">
        <style:background-image/>
      </style:table-cell-properties>
    </style:style>
    <style:style style:name="Table3.E2" style:family="table-cell">
      <style:table-cell-properties fo:padding="0.0194in" fo:border="none"/>
    </style:style>
    <style:style style:name="P1" style:family="paragraph" style:parent-style-name="Standard" style:list-style-name="L4"/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 style:list-style-name="L1">
      <style:paragraph-properties fo:margin-left="0in" fo:margin-right="0in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4" style:family="paragraph" style:parent-style-name="Standard" style:list-style-name="L2">
      <style:paragraph-properties fo:margin-left="0in" fo:margin-right="0in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5" style:family="paragraph" style:parent-style-name="Standard" style:list-style-name="L4">
      <style:paragraph-properties fo:margin-left="-0.0134in" fo:margin-right="0in" fo:text-indent="0in" style:auto-text-indent="false">
        <style:tab-stops>
          <style:tab-stop style:position="-0.1827in"/>
        </style:tab-stops>
      </style:paragraph-properties>
    </style:style>
    <style:style style:name="P6" style:family="paragraph" style:parent-style-name="Standard">
      <style:paragraph-properties fo:margin-left="0.0134in" fo:margin-right="0in" fo:text-indent="-0.0134in" style:auto-text-indent="false">
        <style:tab-stops/>
      </style:paragraph-properties>
    </style:style>
    <style:style style:name="P7" style:family="paragraph" style:parent-style-name="Standard" style:list-style-name="L4">
      <style:paragraph-properties fo:margin-left="0.0134in" fo:margin-right="0in" fo:text-indent="-0.0134in" style:auto-text-indent="false">
        <style:tab-stops/>
      </style:paragraph-properties>
    </style:style>
    <style:style style:name="P8" style:family="paragraph" style:parent-style-name="Standard">
      <style:paragraph-properties fo:margin-left="0.0134in" fo:margin-right="0in" fo:text-indent="-0.0134in" style:auto-text-indent="false">
        <style:tab-stops/>
      </style:paragraph-properties>
      <style:text-properties fo:font-variant="normal" fo:text-transform="none" fo:color="#1f497d" style:font-name="Calibri" fo:font-size="11.25pt" fo:letter-spacing="normal" fo:font-style="normal" fo:font-weight="normal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margin-left="0in" fo:margin-right="0in" fo:text-indent="0in" style:auto-text-indent="false"/>
    </style:style>
    <style:style style:name="P11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2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</style:style>
    <style:style style:name="P13" style:family="paragraph" style:parent-style-name="Table_20_Contents" style:list-style-name="L3">
      <style:paragraph-properties fo:margin-left="0.052in" fo:margin-right="0in" fo:margin-top="0in" fo:margin-bottom="0in" fo:text-align="start" style:justify-single-word="false" fo:text-indent="5.0992in" style:auto-text-indent="false" fo:padding="0in" fo:border="none"/>
    </style:style>
    <style:style style:name="T1" style:family="text">
      <style:text-properties style:font-name="inherit" fo:font-size="9.75pt" fo:font-weight="normal"/>
    </style:style>
    <style:style style:name="T2" style:family="text">
      <style:text-properties fo:color="#000000" style:font-name="inherit" fo:font-size="9.75pt" style:text-underline-style="solid" style:text-underline-width="auto" style:text-underline-color="font-color" fo:font-weight="normal" fo:background-color="transparent" style:font-name-asian="inherit" style:font-size-asian="9.75pt" style:font-weight-asian="normal" style:font-name-complex="inherit" style:font-size-complex="9.75pt" style:font-weight-complex="normal"/>
    </style:style>
    <style:style style:name="T3" style:family="text">
      <style:text-properties fo:color="#000000" style:font-name="Roboto" fo:font-size="9.75pt" fo:font-weight="normal"/>
    </style:style>
    <style:style style:name="T4" style:family="text">
      <style:text-properties fo:font-variant="normal" fo:text-transform="none" fo:color="#1155cc" style:font-name="Calibri" fo:font-size="11.25pt" fo:letter-spacing="normal" fo:font-style="normal" fo:font-weight="normal"/>
    </style:style>
    <style:style style:name="T5" style:family="text">
      <style:text-properties fo:color="#1155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 proceso de Migracion se realizara de la siguiente manera:</text:p>
      <text:p text:style-name="P2"/>
      <text:list xml:id="list1189356460" text:style-name="L1">
        <text:list-item>
          <text:p text:style-name="P3">Realizar configuraci[on CDMOD</text:p>
        </text:list-item>
      </text:list>
      <text:list xml:id="list594783658" text:style-name="L2">
        <text:list-item>
          <text:p text:style-name="P4">Crear cuenta gratis</text:p>
        </text:list-item>
        <text:list-item>
          <text:p text:style-name="P4">DNS gratuito agregar techttrol.com.ve</text:p>
        </text:list-item>
        <text:list-item>
          <text:p text:style-name="P4">DNS estatico</text:p>
        </text:list-item>
        <text:list-item>
          <text:p text:style-name="P4">A;adir registro A dir-destino www</text:p>
        </text:list-item>
      </text:list>
      <text:p text:style-name="P2"/>
      <text:p text:style-name="P2"><text:bookmark text:name="llistatDNS-A"/><text:bookmark text:name="dns-A-54adbcae3688e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span text:style-name="Strong_20_Emphasis"><text:span text:style-name="T1">www</text:span></text:span></text:p>
          </table:table-cell>
          <table:table-cell table:style-name="Table1.A1" office:value-type="string">
            <text:p text:style-name="P12"><text:span text:style-name="Strong_20_Emphasis"><text:span text:style-name="T1">198.199.86.219</text:span></text:span></text:p>
          </table:table-cell>
        </table:table-row>
      </table:table>
      <text:list xml:id="list786891784" text:continue-numbering="true" text:style-name="L2">
        <text:list-header>
          <text:p text:style-name="P4"/>
        </text:list-header>
      </text:list>
      <text:p text:style-name="Standard"><text:bookmark text:name="llistatDNS-A1"/><text:bookmark text:name="dns-A-54adbcae36667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2"><text:span text:style-name="Strong_20_Emphasis"><text:span text:style-name="T1">ww3</text:span></text:span></text:p>
          </table:table-cell>
          <table:table-cell table:style-name="Table2.A1" office:value-type="string">
            <text:p text:style-name="P12"><text:span text:style-name="Strong_20_Emphasis"><text:span text:style-name="T1">103.16.130.162</text:span></text:span></text:p>
          </table:table-cell>
        </table:table-row>
      </table:table>
      <text:p text:style-name="Standard"><text:bookmark text:name="llistatDNS-MX"/><text:bookmark text:name="dns-MX-54adbcae37ebc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2"><text:span text:style-name="Strong_20_Emphasis"><text:span text:style-name="T1">*</text:span></text:span></text:p>
          </table:table-cell>
          <table:table-cell table:style-name="Table3.A1" office:value-type="string">
            <text:p text:style-name="P12"><text:span text:style-name="Strong_20_Emphasis"><text:span text:style-name="T1">mx2.emailsrvr.com</text:span></text:span></text:p>
          </table:table-cell>
          <table:table-cell table:style-name="Table3.A1" office:value-type="string">
            <text:p text:style-name="P12"><text:span text:style-name="Strong_20_Emphasis"><text:span text:style-name="T1">20</text:span></text:span></text:p>
          </table:table-cell>
          <table:table-cell table:style-name="Table3.E1" office:value-type="string">
            <text:list xml:id="list118365844" text:style-name="L3">
              <text:list-header>
                <text:p text:style-name="P13"><text:bookmark text:name="dns-MX-54adbcae38080"/><text:span text:style-name="T2"/></text:p>
              </text:list-header>
            </text:list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2"><text:span text:style-name="Strong_20_Emphasis"><text:span text:style-name="T1">*</text:span></text:span></text:p>
          </table:table-cell>
          <table:table-cell table:style-name="Table3.A2" office:value-type="string">
            <text:p text:style-name="P12"><text:span text:style-name="Strong_20_Emphasis"><text:span text:style-name="T1">mx1.emailsrvr.com</text:span></text:span></text:p>
          </table:table-cell>
          <table:table-cell table:style-name="Table3.A2" office:value-type="string">
            <text:p text:style-name="P12"><text:span text:style-name="Strong_20_Emphasis"><text:span text:style-name="T1">10</text:span></text:span></text:p>
          </table:table-cell>
          <table:table-cell table:style-name="Table3.E2" office:value-type="string">
            <text:p text:style-name="P9"/>
          </table:table-cell>
        </table:table-row>
      </table:table>
      <text:p text:style-name="Standard"/>
      <text:list xml:id="list1031073793" text:style-name="L4">
        <text:list-item>
          <text:p text:style-name="P1">Cambio de Servidor Conatel</text:p>
          <text:p text:style-name="P5">A. Configurar DNS Registrar/Editar</text:p>
          <text:p text:style-name="P1">Modificar servicio de Nombres </text:p>
          <text:p text:style-name="P1">ns1,techtrol.com.ve</text:p>
          <text:p text:style-name="P7">modificar ns1 por </text:p>
          <text:p text:style-name="P7"/>
          <text:p text:style-name="P7">Listado de Dominios Servidores Publicos</text:p>
          <text:p text:style-name="P7"/>
          <text:p text:style-name="P7">46,16,61,24</text:p>
        </text:list-item>
      </text:list>
      <text:p text:style-name="P6">95,211,8,207</text:p>
      <text:p text:style-name="P6"/>
      <text:p text:style-name="P6"/>
      <text:p text:style-name="P6">Agregar IPV4</text:p>
      <text:p text:style-name="P6"/>
      <text:p text:style-name="P6">46,16,60,60</text:p>
      <text:p text:style-name="P6">95,211,8,207</text:p>
      <text:p text:style-name="P6"/>
      <text:p text:style-name="P6">Agregar Registros MX </text:p>
      <text:p text:style-name="P6"/>
      <text:p text:style-name="P6">IDentificar los Registro MX que posee Techtrol</text:p>
      <text:p text:style-name="P6">ftp 184,106,55,230</text:p>
      <text:p text:style-name="P6">Correos pro puerto 25</text:p>
      <text:p text:style-name="P6">Puerto 443</text:p>
      <text:p text:style-name="P6">Enviar correo con confirmacion de entrega</text:p>
      <text:p text:style-name="P6"><text:soft-page-break/></text:p>
      <text:p text:style-name="P6"/>
      <text:p text:style-name="P6">Poner * <text:s/>96,129,185,3</text:p>
      <text:p text:style-name="P6">Prioridad&gt;&gt; 10</text:p>
      <text:p text:style-name="P6"/>
      <text:p text:style-name="P6">Automaticamente se replican los DNS </text:p>
      <text:p text:style-name="P6"/>
      <text:p text:style-name="P6">En la pagina se encuentra configurado el APACHE para escuchar WWW <text:s/>en el Servidor 02</text:p>
      <text:p text:style-name="P6"/>
      <text:p text:style-name="P6">MAntener todas las configuraciones en conatel para realizar cambios en caso de requerirlo</text:p>
      <text:p text:style-name="P6"/>
      <text:p text:style-name="P6"/>
      <text:p text:style-name="P6">PING</text:p>
      <text:p text:style-name="P6">TraceRoute PAra identificar </text:p>
      <text:p text:style-name="P6"/>
      <text:p text:style-name="P6">Con la traza se identifica que se ha realizado el cambio y correctamente.</text:p>
      <text:p text:style-name="P6"/>
      <text:p text:style-name="P6"/>
      <text:p text:style-name="P6"/>
      <text:p text:style-name="P6"/>
      <text:p text:style-name="P6">PAra comparar ambientes WWW ip actual y WW3 IP nueva </text:p>
      <text:p text:style-name="P6"/>
      <text:p text:style-name="P6">camparaci[on de ambientes </text:p>
      <text:p text:style-name="P6"/>
      <text:p text:style-name="P6"/>
      <text:p text:style-name="P6"><text:a xlink:type="simple" xlink:href="mailto:techtrol@cantv.net"><text:span text:style-name="T4">techtrol@cantv.net</text:span></text:a></text:p>
      <text:p text:style-name="P6"><text:span text:style-name="T4"/></text:p>
      <text:p text:style-name="P8"><text:span text:style-name="T5">2110tcrd</text:span></text:p>
      <text:p text:style-name="P8"><text:span text:style-name="T4"/></text:p>
      <text:p text:style-name="P8"><text:span text:style-name="Strong_20_Emphasis"><text:span text:style-name="T3">198.199.86.219</text:span></text:span></text:p>
      <text:p text:style-name="Standard"/>
      <text:p text:style-name="Standard"/>
      <text:list xml:id="list845664768" text:continue-numbering="true" text:style-name="L4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Calibri" svg:font-family="Calibri, sans-serif"/>
    <style:font-face style:name="Lohit Hindi1" svg:font-family="'Lohit Hindi'"/>
    <style:font-face style:name="OpenSymbol" svg:font-family="OpenSymbol"/>
    <style:font-face style:name="Roboto" svg:font-family="Roboto, Arial, Helvetica, sans-serif"/>
    <style:font-face style:name="arial" svg:font-family="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5-01-07T18:31:14</meta:creation-date>
    <dc:date>2015-01-08T20:23:23</dc:date>
    <dc:creator>Linda </dc:creator>
    <meta:editing-duration>P1DT21M18S</meta:editing-duration>
    <meta:editing-cycles>1</meta:editing-cycles>
    <meta:document-statistic meta:table-count="3" meta:image-count="0" meta:object-count="0" meta:page-count="2" meta:paragraph-count="46" meta:word-count="165" meta:character-count="1121" meta:non-whitespace-character-count="999"/>
    <meta:generator>LibreOffice/3.5$Linux_X86_64 LibreOffice_project/350m1$Build-2</meta:generator>
  </office:meta>
</office:document-meta>
</file>